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97e" officeooo:paragraph-rsid="0015997e"/>
    </style:style>
    <style:style style:name="P2" style:family="paragraph" style:parent-style-name="Standard">
      <style:text-properties officeooo:rsid="001a6b0c" officeooo:paragraph-rsid="001a6b0c"/>
    </style:style>
    <style:style style:name="P3" style:family="paragraph" style:parent-style-name="Standard">
      <style:text-properties officeooo:rsid="001c9a5c" officeooo:paragraph-rsid="001c9a5c"/>
    </style:style>
    <style:style style:name="P4" style:family="paragraph" style:parent-style-name="Standard">
      <style:text-properties officeooo:rsid="001ee11f" officeooo:paragraph-rsid="001ee11f"/>
    </style:style>
    <style:style style:name="P5" style:family="paragraph" style:parent-style-name="Standard">
      <style:text-properties officeooo:paragraph-rsid="002095f8"/>
    </style:style>
    <style:style style:name="P6" style:family="paragraph" style:parent-style-name="Standard">
      <style:text-properties officeooo:rsid="0015997e" officeooo:paragraph-rsid="0015997e"/>
    </style:style>
    <style:style style:name="P7" style:family="paragraph" style:parent-style-name="Standard">
      <style:text-properties officeooo:rsid="001c9a5c" officeooo:paragraph-rsid="001c9a5c"/>
    </style:style>
    <style:style style:name="P8" style:family="paragraph" style:parent-style-name="Standard">
      <style:text-properties officeooo:rsid="00261ac1" officeooo:paragraph-rsid="00261ac1"/>
    </style:style>
    <style:style style:name="T1" style:family="text">
      <style:text-properties officeooo:rsid="00197c57"/>
    </style:style>
    <style:style style:name="T2" style:family="text">
      <style:text-properties officeooo:rsid="001b97bb"/>
    </style:style>
    <style:style style:name="T3" style:family="text">
      <style:text-properties officeooo:rsid="001ee11f"/>
    </style:style>
    <style:style style:name="T4" style:family="text">
      <style:text-properties officeooo:rsid="001a6b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<text:span text:style-name="T1">In the docker container</text:span></text:p>
      <text:p text:style-name="P1">composer config gitlab-domains git.giesima.fr</text:p>
      <text:p text:style-name="P1">composer config gitlab-token.git.giesima.fr &lt;TOKEN&gt;</text:p>
      <text:p text:style-name="P1"/>
      <text:p text:style-name="P2"># Add gitlab Drupal_modules group <text:span text:style-name="T2">(group id : 75)</text:span></text:p>
      <text:p text:style-name="P2">composer config repositories.sima composer <text:a xlink:type="simple" xlink:href="https://git.giesima.fr/api/v4/group/" text:style-name="Internet_20_link" text:visited-style-name="Visited_20_Internet_20_Link">https://git.giesima.fr/api/v4/group/</text:a>&lt;group id of Drupal_modules&gt;/-/packages/composer/</text:p>
      <text:p text:style-name="P2"/>
      <text:p text:style-name="P3"># Check if module exist </text:p>
      <text:p text:style-name="P3">composer search &lt;module name&gt;</text:p>
      <text:p text:style-name="P3"/>
      <text:p text:style-name="P8"># If error </text:p>
      <text:p text:style-name="P8">composer config <text:s/>secure-http false</text:p>
      <text:p text:style-name="P8">composer config repositories.sima composer http://git.giesima.fr/api/v4/group/<text:span text:style-name="T4">&lt;group id of Drupal_modules&gt;</text:span>/-/packages/composer/</text:p>
      <text:p text:style-name="P3"/>
      <text:p text:style-name="P4"># Importer le module</text:p>
      <text:p text:style-name="P5"><text:span text:style-name="T3">composer require </text:span><text:span text:style-name="Source_20_Text">sima/</text:span><text:span text:style-name="T3">&lt;module name&gt;:&lt;VERSION&gt;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9T09:39:43.779595754</meta:creation-date>
    <dc:date>2021-07-29T14:44:38.437294063</dc:date>
    <meta:editing-duration>PT29M54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1" meta:paragraph-count="12" meta:word-count="62" meta:character-count="588" meta:non-whitespace-character-count="535"/>
  </office:meta>
</office:document-meta>
</file>